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4fcf"/>
    </style:style>
    <style:style style:name="P2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fcf" officeooo:paragraph-rsid="00034fcf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34fcf" style:text-blinking="false" fo:background-color="transparent"/>
    </style:style>
    <style:style style:name="P6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046d2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07d8c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0046d2"/>
    </style:style>
    <style:style style:name="T6" style:family="text">
      <style:text-properties officeooo:rsid="00034fcf"/>
    </style:style>
    <style:style style:name="T7" style:family="text">
      <style:text-properties style:font-name="Arial" fo:font-size="11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)</text:span></text:p>
      <text:p text:style-name="P1"><text:span text:style-name="T1">Statically type programming languages - The programming languages which are doing type <text:s text:c="8"/>checking in compile time called statically typed programming languages.</text:span></text:p>
      <text:p text:style-name="Text_20_body"/>
      <text:p text:style-name="P3">Dynamically type programming language - The programming languages which are <text:tab/>doing type checking at run time called dynamically type programming languages.</text:p>
      <text:p text:style-name="Text_20_body"/>
      <text:p text:style-name="P3">Java is a statically and dynamically type programming language.</text:p>
      <text:p text:style-name="Text_20_body"/>
      <text:p text:style-name="P3">Strongly type programming language - The programming languages which consider <text:tab/>type strongly it means we can't assign different types in same variable.</text:p>
      <text:p text:style-name="Text_20_body"/>
      <text:p text:style-name="P3">Loosely type programming languages - The programming languages which consider <text:tab/>type loosely it means we can assign different types in same variable.</text:p>
      <text:p text:style-name="Text_20_body"/>
      <text:p text:style-name="P3">Java is strongly type programming language.</text:p>
      <text:p text:style-name="P3"/>
      <text:p text:style-name="P4">2)</text:p>
      <text:p text:style-name="P3"><text:bookmark text:name="docs-internal-guid-101f17dc-7fff-e836-295f-06798029776e"/>Case sensitive programming languages - The programming languages which consider upper case and lower case of same letter as two different letters.</text:p>
      <text:p text:style-name="Text_20_body"/>
      <text:p text:style-name="P3">Case insensitive programming languages - Programming languages which don't consider upper case and lower case of same letter as two different letters.</text:p>
      <text:p text:style-name="Text_20_body"/>
      <text:p text:style-name="P3">Java is the case sensitive programming language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20:42:43.011372233</meta:creation-date>
    <dc:date>2023-08-01T21:25:32.491538961</dc:date>
    <meta:editing-duration>PT42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54" meta:character-count="1075" meta:non-whitespace-character-count="920"/>
  </office:meta>
</office:document-meta>
</file>